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8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start="Arrow" draw:marker-end="" draw:fill="none" draw:textarea-vertical-align="middle"/>
    </style:style>
    <style:style style:name="gr7" style:family="graphic" style:parent-style-name="objectwithoutfill">
      <style:graphic-properties draw:marker-start="" draw:marker-end="Arrow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3" style:family="graphic" style:parent-style-name="standard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draw:marker-start="Arrow" draw:marker-end="Arrow" draw:fill="none" draw:textarea-vertical-align="middle"/>
    </style:style>
    <style:style style:name="gr16" style:family="graphic" style:parent-style-name="standard" style:list-style-name="L2">
      <style:graphic-properties draw:stroke="none" draw:fill="none" draw:fill-color="#ffffff" fo:min-height="14.967cm"/>
    </style:style>
    <style:style style:name="gr17" style:family="graphic" style:parent-style-name="standard" style:list-style-name="L2">
      <style:graphic-properties draw:stroke="none" draw:fill="none" draw:fill-color="#ffffff" fo:min-height="14.967cm"/>
    </style:style>
    <style:style style:name="pr1" style:family="presentation" style:parent-style-name="Default_20_1-subtitle">
      <style:graphic-properties draw:fill-color="#ffffff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.957cm"/>
    </style:style>
    <style:style style:name="pr4" style:family="presentation" style:parent-style-name="Default-outline1">
      <style:graphic-properties draw:auto-grow-height="true" fo:min-height="15.6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1.957cm"/>
    </style:style>
    <style:style style:name="pr7" style:family="presentation" style:parent-style-name="Default-outline1">
      <style:graphic-properties fo:min-height="15.88cm"/>
    </style:style>
    <style:style style:name="pr8" style:family="presentation" style:parent-style-name="Default-outline1">
      <style:graphic-properties fo:min-height="17.044cm"/>
    </style:style>
    <style:style style:name="pr9" style:family="presentation" style:parent-style-name="Default_20_1-outline1">
      <style:graphic-properties draw:auto-grow-height="true" fo:min-height="13.859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margin-top="0cm" fo:margin-bottom="0.127cm"/>
    </style:style>
    <style:style style:name="P3" style:family="paragraph">
      <style:paragraph-properties fo:margin-top="0cm" fo:margin-bottom="0.127cm"/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13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3pt" style:font-size-asian="13pt" style:font-size-complex="13pt"/>
    </style:style>
    <style:style style:name="P9" style:family="paragraph">
      <style:text-properties fo:font-size="13pt" style:font-size-asian="14pt" style:font-size-complex="14pt"/>
    </style:style>
    <style:style style:name="P10" style:family="paragraph">
      <style:text-properties fo:font-size="10pt"/>
    </style:style>
    <style:style style:name="P11" style:family="paragraph">
      <style:text-properties fo:font-size="10pt" style:font-size-asian="14pt" style:font-size-complex="14pt"/>
    </style:style>
    <style:style style:name="P12" style:family="paragraph">
      <style:paragraph-properties fo:margin-left="0cm" fo:margin-right="0cm" fo:margin-top="0cm" fo:margin-bottom="0.508cm" fo:text-indent="1.27cm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margin-top="0cm" fo:margin-bottom="0.127cm"/>
      <style:text-properties fo:font-size="10pt"/>
    </style:style>
    <style:style style:name="P15" style:family="paragraph">
      <style:paragraph-properties fo:margin-top="0cm" fo:margin-bottom="0.254cm"/>
      <style:text-properties fo:font-size="10pt"/>
    </style:style>
    <style:style style:name="P16" style:family="paragraph">
      <style:paragraph-properties fo:margin-top="0cm" fo:margin-bottom="0.127cm"/>
      <style:text-properties fo:font-family="'Courier 10 Pitch'" style:font-style-name="Italic" style:font-pitch="fixed" fo:font-size="10pt" style:font-size-asian="12pt" style:font-size-complex="12pt"/>
    </style:style>
    <style:style style:name="P17" style:family="paragraph"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top="0.102cm" fo:margin-bottom="0.127cm"/>
      <style:text-properties fo:font-family="'Courier 10 Pitch'" style:font-style-name="Italic" style:font-pitch="fixed" fo:font-size="10pt"/>
    </style:style>
    <style:style style:name="P19" style:family="paragraph">
      <style:paragraph-properties fo:margin-top="0.102cm" fo:margin-bottom="0.254cm"/>
      <style:text-properties fo:font-family="'Courier 10 Pitch'" style:font-style-name="Italic" style:font-pitch="fixed" fo:font-size="10pt"/>
    </style:style>
    <style:style style:name="P20" style:family="paragraph">
      <style:paragraph-properties fo:margin-top="0.102cm" fo:margin-bottom="0.127cm"/>
      <style:text-properties fo:font-family="'Courier 10 Pitch'" style:font-style-name="Italic" style:font-pitch="fixed" fo:font-size="1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builder</text:span></text:p>
            <text:p><text:span text:style-name="T2">Specifications</text:span></text:p>
          </draw:text-box>
        </draw:frame>
        <draw:frame draw:style-name="gr1" draw:text-style-name="P1" draw:layer="layout" svg:width="1.395cm" svg:height="0.725cm" svg:x="25.909cm" svg:y="20.276cm">
          <draw:text-box>
            <text:p><text:span text:style-name="T3">v.1.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builder</text:p>
          </draw:text-box>
        </draw:frame>
        <draw:frame presentation:style-name="pr4" draw:text-style-name="P3" draw:layer="layout" svg:width="25.199cm" svg:height="16.09cm" svg:x="1.4cm" svg:y="3.556cm" presentation:class="outline" presentation:user-transformed="true">
          <draw:text-box>
            <text:list text:style-name="L2">
              <text:list-item>
                <text:p text:style-name="P2"><text:span text:style-name="T4">builder is a command line tool that uses a single text file </text:span><text:span text:style-name="T4">for all inputs.</text:span></text:p>
              </text:list-item>
              <text:list-item>
                <text:p text:style-name="P2"><text:span text:style-name="T4">It produces three output text files for use in quickly </text:span><text:span text:style-name="T4">building projects for solution with OpenParEM2D</text:span></text:p>
                <text:list>
                  <text:list-item>
                    <text:p text:style-name="P2"><text:span text:style-name="T5">*.geo - geometrical input file for gmsh</text:span></text:p>
                  </text:list-item>
                  <text:list-item>
                    <text:p text:style-name="P2"><text:span text:style-name="T5">*_modes.txt - boundary/modes file for OpenParEM2D</text:span></text:p>
                  </text:list-item>
                  <text:list-item>
                    <text:p text:style-name="P2"><text:span text:style-name="T5">*.proj - Control project file for OpenParEM2D</text:span></text:p>
                  </text:list-item>
                </text:list>
              </text:list-item>
              <text:list-item>
                <text:p text:style-name="P2"><text:span text:style-name="T4">Supported transmission lines and waveguides</text:span></text:p>
                <text:list>
                  <text:list-item>
                    <text:p text:style-name="P2"><text:span text:style-name="T5">rectangular waveguide</text:span></text:p>
                  </text:list-item>
                  <text:list-item>
                    <text:p text:style-name="P2"><text:span text:style-name="T5">microstrip</text:span></text:p>
                  </text:list-item>
                  <text:list-item>
                    <text:p text:style-name="P2"><text:span text:style-name="T5">symmetric coupled microstrip</text:span></text:p>
                  </text:list-item>
                  <text:list-item>
                    <text:p text:style-name="P2"><text:span text:style-name="T5">asymmetric coupled microstrip</text:span></text:p>
                  </text:list-item>
                  <text:list-item>
                    <text:p text:style-name="P2"><text:span text:style-name="T5">stripline</text:span></text:p>
                  </text:list-item>
                  <text:list-item>
                    <text:p text:style-name="P2"><text:span text:style-name="T5">symmetric coupled stripline</text:span></text:p>
                  </text:list-item>
                  <text:list-item>
                    <text:p text:style-name="P2"><text:span text:style-name="T5">asymmetric coupled strip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1.957cm" svg:x="1.4cm" svg:y="0.837cm" presentation:class="title">
          <draw:text-box>
            <text:p>Rectangular Waveguide</text:p>
          </draw:text-box>
        </draw:frame>
        <draw:rect draw:style-name="gr3" draw:text-style-name="P5" draw:layer="layout" svg:width="14.478cm" svg:height="8.128cm" svg:x="7.304cm" svg:y="6.82cm">
          <text:p/>
        </draw:rect>
        <draw:frame draw:style-name="gr4" draw:layer="layout" svg:width="1.979cm" svg:height="1.978cm" svg:x="13.6cm" svg:y="16.018cm">
          <draw:text-box>
            <text:p>width</text:p>
          </draw:text-box>
        </draw:frame>
        <draw:line draw:style-name="gr5" draw:text-style-name="P5" draw:layer="layout" svg:x1="7.304cm" svg:y1="15.456cm" svg:x2="7.304cm" svg:y2="16.98cm">
          <text:p/>
        </draw:line>
        <draw:line draw:style-name="gr5" draw:text-style-name="P5" draw:layer="layout" svg:x1="21.804cm" svg:y1="15.456cm" svg:x2="21.804cm" svg:y2="16.98cm">
          <text:p/>
        </draw:line>
        <draw:line draw:style-name="gr6" draw:text-style-name="P5" draw:layer="layout" svg:x1="7.304cm" svg:y1="16.472cm" svg:x2="13.4cm" svg:y2="16.472cm">
          <text:p/>
        </draw:line>
        <draw:line draw:style-name="gr7" draw:text-style-name="P5" draw:layer="layout" svg:x1="15.805cm" svg:y1="16.472cm" svg:x2="21.804cm" svg:y2="16.472cm">
          <text:p/>
        </draw:line>
        <draw:line draw:style-name="gr5" draw:text-style-name="P5" draw:layer="layout" svg:x1="5.272cm" svg:y1="14.948cm" svg:x2="6.796cm" svg:y2="14.948cm">
          <text:p/>
        </draw:line>
        <draw:line draw:style-name="gr5" draw:text-style-name="P5" draw:layer="layout" svg:x1="5.272cm" svg:y1="6.848cm" svg:x2="6.796cm" svg:y2="6.848cm">
          <text:p/>
        </draw:line>
        <draw:line draw:style-name="gr8" draw:text-style-name="P5" draw:layer="layout" svg:x1="5.834cm" svg:y1="9.868cm" svg:x2="5.834cm" svg:y2="6.848cm">
          <text:p/>
        </draw:line>
        <draw:line draw:style-name="gr9" draw:text-style-name="P5" draw:layer="layout" svg:x1="5.834cm" svg:y1="14.969cm" svg:x2="5.834cm" svg:y2="11.949cm">
          <text:p/>
        </draw:line>
        <draw:frame draw:style-name="gr4" draw:layer="layout" svg:width="2.487cm" svg:height="1.978cm" draw:transform="rotate (1.5707963267946) translate (5.368cm 12.063cm)">
          <draw:text-box>
            <text:p>height</text:p>
          </draw:text-box>
        </draw:frame>
        <draw:frame draw:style-name="gr10" draw:layer="layout" svg:width="2.754cm" svg:height="0.962cm" svg:x="12.932cm" svg:y="10.376cm">
          <draw:text-box>
            <text:p>material</text:p>
          </draw:text-box>
        </draw:frame>
        <draw:frame draw:style-name="gr11" draw:text-style-name="P6" draw:layer="layout" svg:width="7.282cm" svg:height="1.07cm" svg:x="11.53cm" svg:y="6.104cm">
          <draw:text-box>
            <text:p text:style-name="P6">conductor_material_top</text:p>
          </draw:text-box>
        </draw:frame>
        <draw:frame draw:style-name="gr12" draw:text-style-name="P6" draw:layer="layout" svg:width="8.312cm" svg:height="1.673cm" svg:x="11.381cm" svg:y="14.904cm">
          <draw:text-box>
            <text:p text:style-name="P6">conductor_material_bottom</text:p>
          </draw:text-box>
        </draw:frame>
        <draw:frame draw:style-name="gr12" draw:text-style-name="P6" draw:layer="layout" svg:width="8.312cm" svg:height="1.673cm" draw:transform="rotate (-1.57079632679579) translate (22.57cm 8.244cm)">
          <draw:text-box>
            <text:p text:style-name="P6">conductor_material_right</text:p>
          </draw:text-box>
        </draw:frame>
        <draw:frame draw:style-name="gr12" draw:text-style-name="P6" draw:layer="layout" svg:width="8.312cm" svg:height="1.673cm" draw:transform="rotate (1.5707963267946) translate (6.573cm 13.57cm)">
          <draw:text-box>
            <text:p text:style-name="P6">conductor_material_lef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1.957cm" svg:x="1.4cm" svg:y="0.837cm" presentation:class="title">
          <draw:text-box>
            <text:p>Strip</text:p>
          </draw:text-box>
        </draw:frame>
        <draw:rect draw:style-name="gr13" draw:text-style-name="P5" draw:layer="layout" svg:width="16.256cm" svg:height="2.642cm" svg:x="5.642cm" svg:y="10.502cm">
          <text:p/>
        </draw:rect>
        <draw:rect draw:style-name="gr13" draw:text-style-name="P5" draw:layer="layout" svg:width="16.256cm" svg:height="3.392cm" svg:x="5.642cm" svg:y="7.112cm">
          <text:p/>
        </draw:rect>
        <draw:polygon draw:style-name="gr14" draw:text-style-name="P5" draw:layer="layout" svg:width="5.079cm" svg:height="0.507cm" svg:x="9.984cm" svg:y="9.994cm" svg:viewBox="0 0 5080 508" draw:points="0,508 508,0 4572,0 5080,508">
          <text:p/>
        </draw:polygon>
        <draw:polyline draw:style-name="gr14" draw:text-style-name="P5" draw:layer="layout" svg:width="16.255cm" svg:height="0.507cm" svg:x="5.642cm" svg:y="9.74cm" svg:viewBox="0 0 16256 508" draw:points="0,508 4164,508 4672,0 8990,0 9498,508 16256,508">
          <text:p/>
        </draw:polyline>
        <draw:line draw:style-name="gr5" draw:text-style-name="P5" draw:layer="layout" svg:x1="10.626cm" svg:y1="9.86cm" svg:x2="11.118cm" svg:y2="9.356cm">
          <text:p/>
        </draw:line>
        <draw:line draw:style-name="gr5" draw:text-style-name="P5" draw:layer="layout" svg:x1="9.984cm" svg:y1="10.302cm" svg:x2="9.984cm" svg:y2="8.89cm">
          <text:p/>
        </draw:line>
        <draw:path draw:style-name="gr15" draw:text-style-name="P5" draw:layer="layout" svg:width="0.939cm" svg:height="0.377cm" svg:x="9.984cm" svg:y="9.198cm" svg:viewBox="0 0 940 378" svg:d="M0 0c600 0 919 357 919 357l21 21">
          <text:p/>
        </draw:path>
        <draw:frame draw:style-name="gr10" draw:text-style-name="P7" draw:layer="layout" svg:width="4.651cm" svg:height="0.802cm" svg:x="16.477cm" svg:y="9.498cm">
          <draw:text-box>
            <text:p><text:span text:style-name="T6">optional solder</text:span><text:span text:style-name="T7">mask</text:span></text:p>
          </draw:text-box>
        </draw:frame>
        <draw:line draw:style-name="gr9" draw:text-style-name="P5" draw:layer="layout" svg:x1="14.19cm" svg:y1="9.989cm" svg:x2="14.19cm" svg:y2="9.061cm">
          <text:p/>
        </draw:line>
        <draw:line draw:style-name="gr9" draw:text-style-name="P5" draw:layer="layout" svg:x1="14.19cm" svg:y1="10.515cm" svg:x2="14.19cm" svg:y2="11.443cm">
          <text:p/>
        </draw:line>
        <draw:frame draw:style-name="gr10" draw:text-style-name="P8" draw:layer="layout" svg:width="4.998cm" svg:height="0.763cm" svg:x="15.737cm" svg:y="8.613cm">
          <draw:text-box>
            <text:p text:style-name="P8">soldermask_thickness</text:p>
          </draw:text-box>
        </draw:frame>
        <draw:frame draw:style-name="gr10" draw:text-style-name="P9" draw:layer="layout" svg:width="4.007cm" svg:height="1.275cm" svg:x="6.758cm" svg:y="8.081cm">
          <draw:text-box>
            <text:p text:style-name="P6">trace_etch_angle</text:p>
            <text:p text:style-name="P6">(90 is square)</text:p>
          </draw:text-box>
        </draw:frame>
        <draw:line draw:style-name="gr5" draw:text-style-name="P5" draw:layer="layout" svg:x1="10.06cm" svg:y1="10.668cm" svg:x2="10.06cm" svg:y2="11.938cm">
          <text:p/>
        </draw:line>
        <draw:line draw:style-name="gr9" draw:text-style-name="P5" draw:layer="layout" svg:x1="5.628cm" svg:y1="11.644cm" svg:x2="6.25cm" svg:y2="11.644cm">
          <text:p/>
        </draw:line>
        <draw:frame draw:style-name="gr10" draw:text-style-name="P9" draw:layer="layout" svg:width="2.839cm" svg:height="0.763cm" svg:x="11.176cm" svg:y="11.275cm">
          <draw:text-box>
            <text:p text:style-name="P6">trace_width</text:p>
          </draw:text-box>
        </draw:frame>
        <draw:line draw:style-name="gr9" draw:text-style-name="P5" draw:layer="layout" svg:x1="15.083cm" svg:y1="11.643cm" svg:x2="14.035cm" svg:y2="11.643cm">
          <text:p/>
        </draw:line>
        <draw:line draw:style-name="gr5" draw:text-style-name="P5" draw:layer="layout" svg:x1="15.06cm" svg:y1="10.668cm" svg:x2="15.06cm" svg:y2="11.938cm">
          <text:p/>
        </draw:line>
        <draw:line draw:style-name="gr9" draw:text-style-name="P5" draw:layer="layout" svg:x1="16.29cm" svg:y1="10.231cm" svg:x2="16.29cm" svg:y2="9.303cm">
          <text:p/>
        </draw:line>
        <draw:line draw:style-name="gr9" draw:text-style-name="P5" draw:layer="layout" svg:x1="16.29cm" svg:y1="10.515cm" svg:x2="16.29cm" svg:y2="11.443cm">
          <text:p/>
        </draw:line>
        <draw:frame draw:style-name="gr10" draw:text-style-name="P9" draw:layer="layout" svg:width="3.677cm" svg:height="0.763cm" svg:x="11.677cm" svg:y="8.376cm">
          <draw:text-box>
            <text:p text:style-name="P6">trace_thickness</text:p>
          </draw:text-box>
        </draw:frame>
        <draw:frame draw:style-name="gr10" draw:text-style-name="P9" draw:layer="layout" svg:width="3.22cm" svg:height="0.763cm" svg:x="6.177cm" svg:y="11.276cm">
          <draw:text-box>
            <text:p text:style-name="P6">left_side_gap</text:p>
          </draw:text-box>
        </draw:frame>
        <draw:line draw:style-name="gr9" draw:text-style-name="P5" draw:layer="layout" svg:x1="10.062cm" svg:y1="11.632cm" svg:x2="9.44cm" svg:y2="11.632cm">
          <text:p/>
        </draw:line>
        <draw:line draw:style-name="gr9" draw:text-style-name="P5" draw:layer="layout" svg:x1="10.053cm" svg:y1="11.623cm" svg:x2="11.101cm" svg:y2="11.623cm">
          <text:p/>
        </draw:line>
        <draw:line draw:style-name="gr9" draw:text-style-name="P5" draw:layer="layout" svg:x1="15.062cm" svg:y1="11.644cm" svg:x2="16.685cm" svg:y2="11.644cm">
          <text:p/>
        </draw:line>
        <draw:frame draw:style-name="gr10" draw:text-style-name="P9" draw:layer="layout" svg:width="3.499cm" svg:height="0.763cm" svg:x="16.677cm" svg:y="11.277cm">
          <draw:text-box>
            <text:p text:style-name="P6">right_side_gap</text:p>
          </draw:text-box>
        </draw:frame>
        <draw:line draw:style-name="gr9" draw:text-style-name="P5" draw:layer="layout" svg:x1="21.882cm" svg:y1="11.664cm" svg:x2="20.259cm" svg:y2="11.664cm">
          <text:p/>
        </draw:line>
        <draw:frame draw:style-name="gr10" draw:text-style-name="P8" draw:layer="layout" svg:width="3.55cm" svg:height="0.763cm" svg:x="12.006cm" svg:y="7.365cm">
          <draw:text-box>
            <text:p text:style-name="P8">upper_material</text:p>
          </draw:text-box>
        </draw:frame>
        <draw:frame draw:style-name="gr10" draw:text-style-name="P8" draw:layer="layout" svg:width="3.474cm" svg:height="0.763cm" svg:x="12.044cm" svg:y="12.166cm">
          <draw:text-box>
            <text:p text:style-name="P8">lower_material</text:p>
          </draw:text-box>
        </draw:frame>
        <draw:line draw:style-name="gr5" draw:text-style-name="P5" draw:layer="layout" svg:x1="22.252cm" svg:y1="13.108cm" svg:x2="23.776cm" svg:y2="13.108cm">
          <text:p/>
        </draw:line>
        <draw:line draw:style-name="gr5" draw:text-style-name="P5" draw:layer="layout" svg:x1="22.252cm" svg:y1="10.508cm" svg:x2="23.776cm" svg:y2="10.508cm">
          <text:p/>
        </draw:line>
        <draw:line draw:style-name="gr5" draw:text-style-name="P5" draw:layer="layout" svg:x1="22.252cm" svg:y1="7.108cm" svg:x2="23.776cm" svg:y2="7.108cm">
          <text:p/>
        </draw:line>
        <draw:frame draw:style-name="gr10" draw:text-style-name="P8" draw:layer="layout" svg:width="3.753cm" svg:height="0.763cm" svg:x="22.334cm" svg:y="11.366cm">
          <draw:text-box>
            <text:p text:style-name="P8">lower_thickness</text:p>
          </draw:text-box>
        </draw:frame>
        <draw:frame draw:style-name="gr10" draw:text-style-name="P8" draw:layer="layout" svg:width="3.829cm" svg:height="0.763cm" svg:x="22.335cm" svg:y="8.393cm">
          <draw:text-box>
            <text:p text:style-name="P8">upper_thickness</text:p>
          </draw:text-box>
        </draw:frame>
        <draw:line draw:style-name="gr9" draw:text-style-name="P5" draw:layer="layout" svg:x1="23.49cm" svg:y1="7.116cm" svg:x2="23.49cm" svg:y2="8.382cm">
          <text:p/>
        </draw:line>
        <draw:line draw:style-name="gr9" draw:text-style-name="P5" draw:layer="layout" svg:x1="23.504cm" svg:y1="10.519cm" svg:x2="23.504cm" svg:y2="9.253cm">
          <text:p/>
        </draw:line>
        <draw:line draw:style-name="gr9" draw:text-style-name="P5" draw:layer="layout" svg:x1="23.525cm" svg:y1="13.098cm" svg:x2="23.525cm" svg:y2="12.192cm">
          <text:p/>
        </draw:line>
        <draw:line draw:style-name="gr9" draw:text-style-name="P5" draw:layer="layout" svg:x1="23.511cm" svg:y1="10.5cm" svg:x2="23.511cm" svg:y2="11.406cm">
          <text:p/>
        </draw:line>
        <draw:frame draw:style-name="gr10" draw:text-style-name="P11" draw:layer="layout" svg:width="3.245cm" svg:height="0.645cm" draw:transform="rotate (1.5707963267946) translate (5.06cm 11.747cm)">
          <draw:text-box>
            <text:p text:style-name="P10">left_side_material</text:p>
          </draw:text-box>
        </draw:frame>
        <draw:frame draw:style-name="gr10" draw:text-style-name="P11" draw:layer="layout" svg:width="3.461cm" svg:height="0.645cm" draw:transform="rotate (-1.57079632679579) translate (22.474cm 8.39cm)">
          <draw:text-box>
            <text:p text:style-name="P10">right_side_material</text:p>
          </draw:text-box>
        </draw:frame>
        <draw:frame draw:style-name="gr10" draw:text-style-name="P8" draw:layer="layout" svg:width="4.718cm" svg:height="0.763cm" svg:x="17.186cm" svg:y="10.467cm">
          <draw:text-box>
            <text:p text:style-name="P8">soldermask_material</text:p>
          </draw:text-box>
        </draw:frame>
        <draw:line draw:style-name="gr9" draw:text-style-name="P5" draw:layer="layout" svg:x1="16.909cm" svg:y1="10.373cm" svg:x2="17.29cm" svg:y2="10.844cm">
          <text:p/>
        </draw:line>
        <draw:frame draw:style-name="gr10" draw:text-style-name="P11" draw:layer="layout" svg:width="3.99cm" svg:height="0.645cm" svg:x="10.134cm" svg:y="10.361cm">
          <draw:text-box>
            <text:p text:style-name="P10">trace_material_bottom</text:p>
          </draw:text-box>
        </draw:frame>
        <draw:frame draw:style-name="gr10" draw:text-style-name="P11" draw:layer="layout" svg:width="3.406cm" svg:height="0.645cm" svg:x="10.888cm" svg:y="9.198cm">
          <draw:text-box>
            <text:p text:style-name="P10">trace_material_top</text:p>
          </draw:text-box>
        </draw:frame>
        <draw:frame draw:style-name="gr10" draw:text-style-name="P11" draw:layer="layout" svg:width="3.741cm" svg:height="0.645cm" svg:x="16.056cm" svg:y="7.72cm">
          <draw:text-box>
            <text:p text:style-name="P10">trace_material_sides</text:p>
          </draw:text-box>
        </draw:frame>
        <draw:line draw:style-name="gr9" draw:text-style-name="P5" draw:layer="layout" svg:x1="14.751cm" svg:y1="10.181cm" svg:x2="16.135cm" svg:y2="8.149cm">
          <text:p/>
        </draw:line>
        <draw:frame draw:style-name="gr10" draw:text-style-name="P11" draw:layer="layout" svg:width="4.922cm" svg:height="0.645cm" svg:x="11.295cm" svg:y="13.042cm">
          <draw:text-box>
            <text:p text:style-name="P10">lower_groundplane_material</text:p>
          </draw:text-box>
        </draw:frame>
        <draw:frame draw:style-name="gr10" draw:text-style-name="P11" draw:layer="layout" svg:width="4.981cm" svg:height="0.645cm" svg:x="11.274cm" svg:y="6.543cm">
          <draw:text-box>
            <text:p text:style-name="P10">upper_groundplane_material</text:p>
          </draw:text-box>
        </draw:frame>
        <draw:frame draw:style-name="gr10" draw:layer="layout" svg:width="9.24cm" svg:height="0.962cm" svg:x="9.302cm" svg:y="17.272cm">
          <draw:text-box>
            <text:p>Use for microstrip and striplin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1.957cm" svg:x="1.4cm" svg:y="0.837cm" presentation:class="title">
          <draw:text-box>
            <text:p>CoupledStrip</text:p>
          </draw:text-box>
        </draw:frame>
        <draw:rect draw:style-name="gr13" draw:text-style-name="P5" draw:layer="layout" svg:width="24.336cm" svg:height="2.642cm" svg:x="1.042cm" svg:y="10.502cm">
          <text:p/>
        </draw:rect>
        <draw:rect draw:style-name="gr13" draw:text-style-name="P5" draw:layer="layout" svg:width="24.336cm" svg:height="3.392cm" svg:x="1.042cm" svg:y="7.112cm">
          <text:p/>
        </draw:rect>
        <draw:polygon draw:style-name="gr14" draw:text-style-name="P5" draw:layer="layout" svg:width="5.079cm" svg:height="0.507cm" svg:x="5.384cm" svg:y="9.994cm" svg:viewBox="0 0 5080 508" draw:points="0,508 508,0 4572,0 5080,508">
          <text:p/>
        </draw:polygon>
        <draw:polyline draw:style-name="gr14" draw:text-style-name="P5" draw:layer="layout" svg:width="11.695cm" svg:height="0.507cm" svg:x="1.042cm" svg:y="9.74cm" svg:viewBox="0 0 11696 508" draw:points="0,508 4224,508 4732,0 9050,0 9558,508 11696,508">
          <text:p/>
        </draw:polyline>
        <draw:line draw:style-name="gr5" draw:text-style-name="P5" draw:layer="layout" svg:x1="6.026cm" svg:y1="9.86cm" svg:x2="6.518cm" svg:y2="9.356cm">
          <text:p/>
        </draw:line>
        <draw:line draw:style-name="gr5" draw:text-style-name="P5" draw:layer="layout" svg:x1="5.384cm" svg:y1="10.302cm" svg:x2="5.384cm" svg:y2="8.89cm">
          <text:p/>
        </draw:line>
        <draw:path draw:style-name="gr15" draw:text-style-name="P5" draw:layer="layout" svg:width="0.939cm" svg:height="0.377cm" svg:x="5.384cm" svg:y="9.198cm" svg:viewBox="0 0 940 378" svg:d="M0 0c600 0 919 357 919 357l21 21">
          <text:p/>
        </draw:path>
        <draw:line draw:style-name="gr9" draw:text-style-name="P5" draw:layer="layout" svg:x1="9.59cm" svg:y1="9.989cm" svg:x2="9.59cm" svg:y2="9.061cm">
          <text:p/>
        </draw:line>
        <draw:line draw:style-name="gr9" draw:text-style-name="P5" draw:layer="layout" svg:x1="9.59cm" svg:y1="10.515cm" svg:x2="9.59cm" svg:y2="11.443cm">
          <text:p/>
        </draw:line>
        <draw:frame draw:style-name="gr10" draw:text-style-name="P9" draw:layer="layout" svg:width="4.007cm" svg:height="1.275cm" svg:x="2.158cm" svg:y="8.081cm">
          <draw:text-box>
            <text:p text:style-name="P6">trace_etch_angle</text:p>
            <text:p text:style-name="P6">(90 is square)</text:p>
          </draw:text-box>
        </draw:frame>
        <draw:line draw:style-name="gr5" draw:text-style-name="P5" draw:layer="layout" svg:x1="5.46cm" svg:y1="10.668cm" svg:x2="5.46cm" svg:y2="11.938cm">
          <text:p/>
        </draw:line>
        <draw:line draw:style-name="gr9" draw:text-style-name="P5" draw:layer="layout" svg:x1="1.028cm" svg:y1="11.644cm" svg:x2="1.65cm" svg:y2="11.644cm">
          <text:p/>
        </draw:line>
        <draw:frame draw:style-name="gr10" draw:text-style-name="P9" draw:layer="layout" svg:width="3.702cm" svg:height="0.763cm" svg:x="6.083cm" svg:y="11.275cm">
          <draw:text-box>
            <text:p text:style-name="P6">trace_left_width</text:p>
          </draw:text-box>
        </draw:frame>
        <draw:line draw:style-name="gr5" draw:text-style-name="P5" draw:layer="layout" svg:x1="10.46cm" svg:y1="10.668cm" svg:x2="10.46cm" svg:y2="11.938cm">
          <text:p/>
        </draw:line>
        <draw:frame draw:style-name="gr10" draw:text-style-name="P9" draw:layer="layout" svg:width="3.677cm" svg:height="0.763cm" svg:x="7.077cm" svg:y="8.376cm">
          <draw:text-box>
            <text:p text:style-name="P6">trace_thickness</text:p>
          </draw:text-box>
        </draw:frame>
        <draw:frame draw:style-name="gr10" draw:text-style-name="P9" draw:layer="layout" svg:width="3.22cm" svg:height="0.763cm" svg:x="1.577cm" svg:y="11.276cm">
          <draw:text-box>
            <text:p text:style-name="P6">left_side_gap</text:p>
          </draw:text-box>
        </draw:frame>
        <draw:line draw:style-name="gr9" draw:text-style-name="P5" draw:layer="layout" svg:x1="5.462cm" svg:y1="11.632cm" svg:x2="4.84cm" svg:y2="11.632cm">
          <text:p/>
        </draw:line>
        <draw:line draw:style-name="gr9" draw:text-style-name="P5" draw:layer="layout" svg:x1="5.453cm" svg:y1="11.623cm" svg:x2="6.176cm" svg:y2="11.623cm">
          <text:p/>
        </draw:line>
        <draw:frame draw:style-name="gr10" draw:text-style-name="P8" draw:layer="layout" svg:width="3.55cm" svg:height="0.763cm" svg:x="11.437cm" svg:y="7.365cm">
          <draw:text-box>
            <text:p text:style-name="P8">upper_material</text:p>
          </draw:text-box>
        </draw:frame>
        <draw:frame draw:style-name="gr10" draw:text-style-name="P8" draw:layer="layout" svg:width="3.474cm" svg:height="0.763cm" svg:x="11.506cm" svg:y="12.166cm">
          <draw:text-box>
            <text:p text:style-name="P8">lower_material</text:p>
          </draw:text-box>
        </draw:frame>
        <draw:line draw:style-name="gr5" draw:text-style-name="P5" draw:layer="layout" svg:x1="25.852cm" svg:y1="13.17cm" svg:x2="27.376cm" svg:y2="13.17cm">
          <text:p/>
        </draw:line>
        <draw:line draw:style-name="gr5" draw:text-style-name="P5" draw:layer="layout" svg:x1="25.852cm" svg:y1="10.57cm" svg:x2="27.376cm" svg:y2="10.57cm">
          <text:p/>
        </draw:line>
        <draw:line draw:style-name="gr5" draw:text-style-name="P5" draw:layer="layout" svg:x1="25.7cm" svg:y1="7.112cm" svg:x2="27.224cm" svg:y2="7.112cm">
          <text:p/>
        </draw:line>
        <draw:frame draw:style-name="gr10" draw:text-style-name="P8" draw:layer="layout" svg:width="3.753cm" svg:height="0.763cm" svg:x="23.922cm" svg:y="13.462cm">
          <draw:text-box>
            <text:p text:style-name="P8">lower_thickness</text:p>
          </draw:text-box>
        </draw:frame>
        <draw:frame draw:style-name="gr10" draw:text-style-name="P8" draw:layer="layout" svg:width="3.829cm" svg:height="0.763cm" svg:x="23.668cm" svg:y="5.842cm">
          <draw:text-box>
            <text:p text:style-name="P8">upper_thickness</text:p>
          </draw:text-box>
        </draw:frame>
        <draw:line draw:style-name="gr9" draw:text-style-name="P5" draw:layer="layout" svg:x1="27.09cm" svg:y1="7.116cm" svg:x2="27.09cm" svg:y2="8.382cm">
          <text:p/>
        </draw:line>
        <draw:line draw:style-name="gr9" draw:text-style-name="P5" draw:layer="layout" svg:x1="27.104cm" svg:y1="10.581cm" svg:x2="27.104cm" svg:y2="7.874cm">
          <text:p/>
        </draw:line>
        <draw:line draw:style-name="gr9" draw:text-style-name="P5" draw:layer="layout" svg:x1="27.125cm" svg:y1="13.16cm" svg:x2="27.125cm" svg:y2="12.254cm">
          <text:p/>
        </draw:line>
        <draw:line draw:style-name="gr9" draw:text-style-name="P5" draw:layer="layout" svg:x1="27.111cm" svg:y1="10.562cm" svg:x2="27.111cm" svg:y2="12.254cm">
          <text:p/>
        </draw:line>
        <draw:frame draw:style-name="gr10" draw:text-style-name="P11" draw:layer="layout" svg:width="3.245cm" svg:height="0.645cm" draw:transform="rotate (1.5707963267946) translate (0.46cm 11.747cm)">
          <draw:text-box>
            <text:p text:style-name="P10">left_side_material</text:p>
          </draw:text-box>
        </draw:frame>
        <draw:frame draw:style-name="gr10" draw:text-style-name="P11" draw:layer="layout" svg:width="3.461cm" svg:height="0.645cm" draw:transform="rotate (-1.57079632679579) translate (26.012cm 8.452cm)">
          <draw:text-box>
            <text:p text:style-name="P10">right_side_material</text:p>
          </draw:text-box>
        </draw:frame>
        <draw:frame draw:style-name="gr10" draw:text-style-name="P11" draw:layer="layout" svg:width="3.99cm" svg:height="0.645cm" svg:x="5.534cm" svg:y="10.361cm">
          <draw:text-box>
            <text:p text:style-name="P10">trace_material_bottom</text:p>
          </draw:text-box>
        </draw:frame>
        <draw:frame draw:style-name="gr10" draw:text-style-name="P11" draw:layer="layout" svg:width="3.406cm" svg:height="0.645cm" svg:x="6.288cm" svg:y="9.198cm">
          <draw:text-box>
            <text:p text:style-name="P10">trace_material_top</text:p>
          </draw:text-box>
        </draw:frame>
        <draw:frame draw:style-name="gr10" draw:text-style-name="P11" draw:layer="layout" svg:width="3.741cm" svg:height="0.645cm" svg:x="11.222cm" svg:y="8.89cm">
          <draw:text-box>
            <text:p text:style-name="P10">trace_material_sides</text:p>
          </draw:text-box>
        </draw:frame>
        <draw:line draw:style-name="gr9" draw:text-style-name="P5" draw:layer="layout" svg:x1="10.351cm" svg:y1="10.081cm" svg:x2="11.283cm" svg:y2="9.292cm">
          <text:p/>
        </draw:line>
        <draw:frame draw:style-name="gr10" draw:text-style-name="P11" draw:layer="layout" svg:width="4.922cm" svg:height="0.645cm" svg:x="10.795cm" svg:y="13.042cm">
          <draw:text-box>
            <text:p text:style-name="P10">lower_groundplane_material</text:p>
          </draw:text-box>
        </draw:frame>
        <draw:frame draw:style-name="gr10" draw:text-style-name="P11" draw:layer="layout" svg:width="4.981cm" svg:height="0.645cm" svg:x="10.774cm" svg:y="6.543cm">
          <draw:text-box>
            <text:p text:style-name="P10">upper_groundplane_material</text:p>
          </draw:text-box>
        </draw:frame>
        <draw:polygon draw:style-name="gr14" draw:text-style-name="P5" draw:layer="layout" svg:width="5.501cm" svg:height="0.509cm" svg:x="13.594cm" svg:y="9.994cm" svg:viewBox="0 0 5502 510" draw:points="0,508 508,0 4994,2 5502,510">
          <text:p/>
        </draw:polygon>
        <draw:polyline draw:style-name="gr14" draw:text-style-name="P5" draw:layer="layout" svg:width="13.762cm" svg:height="0.507cm" svg:x="11.615cm" svg:y="9.74cm" svg:viewBox="0 0 13763 508" draw:points="0,508 1881,508 2389,0 7053,0 7561,508 13763,508">
          <text:p/>
        </draw:polyline>
        <draw:frame draw:style-name="gr10" draw:text-style-name="P7" draw:layer="layout" svg:width="4.651cm" svg:height="0.802cm" svg:x="20.087cm" svg:y="9.498cm">
          <draw:text-box>
            <text:p><text:span text:style-name="T6">optional solder</text:span><text:span text:style-name="T7">mask</text:span></text:p>
          </draw:text-box>
        </draw:frame>
        <draw:frame draw:style-name="gr10" draw:text-style-name="P8" draw:layer="layout" svg:width="4.998cm" svg:height="0.763cm" svg:x="19.347cm" svg:y="8.613cm">
          <draw:text-box>
            <text:p text:style-name="P8">soldermask_thickness</text:p>
          </draw:text-box>
        </draw:frame>
        <draw:line draw:style-name="gr5" draw:text-style-name="P5" draw:layer="layout" svg:x1="13.67cm" svg:y1="10.668cm" svg:x2="13.67cm" svg:y2="11.938cm">
          <text:p/>
        </draw:line>
        <draw:frame draw:style-name="gr10" draw:text-style-name="P9" draw:layer="layout" svg:width="3.982cm" svg:height="0.763cm" svg:x="14.386cm" svg:y="11.275cm">
          <draw:text-box>
            <text:p text:style-name="P6">trace_right_width</text:p>
          </draw:text-box>
        </draw:frame>
        <draw:line draw:style-name="gr9" draw:text-style-name="P5" draw:layer="layout" svg:x1="19.062cm" svg:y1="11.643cm" svg:x2="18.368cm" svg:y2="11.643cm">
          <text:p/>
        </draw:line>
        <draw:line draw:style-name="gr5" draw:text-style-name="P5" draw:layer="layout" svg:x1="19.07cm" svg:y1="10.668cm" svg:x2="19.07cm" svg:y2="11.938cm">
          <text:p/>
        </draw:line>
        <draw:line draw:style-name="gr9" draw:text-style-name="P5" draw:layer="layout" svg:x1="19.9cm" svg:y1="10.231cm" svg:x2="19.9cm" svg:y2="9.303cm">
          <text:p/>
        </draw:line>
        <draw:line draw:style-name="gr9" draw:text-style-name="P5" draw:layer="layout" svg:x1="19.9cm" svg:y1="10.515cm" svg:x2="19.9cm" svg:y2="11.443cm">
          <text:p/>
        </draw:line>
        <draw:frame draw:style-name="gr10" draw:text-style-name="P9" draw:layer="layout" svg:width="3.296cm" svg:height="0.763cm" svg:x="10.483cm" svg:y="10.923cm">
          <draw:text-box>
            <text:p text:style-name="P6">trace_air_gap</text:p>
          </draw:text-box>
        </draw:frame>
        <draw:line draw:style-name="gr9" draw:text-style-name="P5" draw:layer="layout" svg:x1="13.672cm" svg:y1="11.632cm" svg:x2="11.73cm" svg:y2="11.632cm">
          <text:p/>
        </draw:line>
        <draw:line draw:style-name="gr9" draw:text-style-name="P5" draw:layer="layout" svg:x1="19.07cm" svg:y1="11.644cm" svg:x2="20.516cm" svg:y2="11.644cm">
          <text:p/>
        </draw:line>
        <draw:frame draw:style-name="gr10" draw:text-style-name="P9" draw:layer="layout" svg:width="3.499cm" svg:height="0.763cm" svg:x="20.587cm" svg:y="11.277cm">
          <draw:text-box>
            <text:p text:style-name="P6">right_side_gap</text:p>
          </draw:text-box>
        </draw:frame>
        <draw:line draw:style-name="gr9" draw:text-style-name="P5" draw:layer="layout" svg:x1="25.492cm" svg:y1="11.664cm" svg:x2="24.086cm" svg:y2="11.664cm">
          <text:p/>
        </draw:line>
        <draw:frame draw:style-name="gr10" draw:text-style-name="P8" draw:layer="layout" svg:width="4.718cm" svg:height="0.763cm" svg:x="20.796cm" svg:y="10.467cm">
          <draw:text-box>
            <text:p text:style-name="P8">soldermask_material</text:p>
          </draw:text-box>
        </draw:frame>
        <draw:line draw:style-name="gr9" draw:text-style-name="P5" draw:layer="layout" svg:x1="20.519cm" svg:y1="10.373cm" svg:x2="20.9cm" svg:y2="10.844cm">
          <text:p/>
        </draw:line>
        <draw:line draw:style-name="gr9" draw:text-style-name="P5" draw:layer="layout" svg:x1="13.67cm" svg:y1="11.623cm" svg:x2="14.364cm" svg:y2="11.623cm">
          <text:p/>
        </draw:line>
        <draw:line draw:style-name="gr9" draw:text-style-name="P5" draw:layer="layout" svg:x1="10.418cm" svg:y1="11.634cm" svg:x2="12.36cm" svg:y2="11.634cm">
          <text:p/>
        </draw:line>
        <draw:line draw:style-name="gr9" draw:text-style-name="P5" draw:layer="layout" svg:x1="10.439cm" svg:y1="11.643cm" svg:x2="9.716cm" svg:y2="11.643cm">
          <text:p/>
        </draw:line>
        <draw:line draw:style-name="gr5" draw:text-style-name="P5" draw:layer="layout" svg:x1="27.1cm" svg:y1="13.519cm" svg:x2="27.1cm" svg:y2="6.604cm">
          <text:p/>
        </draw:line>
        <draw:frame draw:style-name="gr10" draw:layer="layout" svg:width="19.353cm" svg:height="0.962cm" svg:x="4.318cm" svg:y="17.272cm">
          <draw:text-box>
            <text:p>Use for symmetric and asymmetric coupled microstrip and striplin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1.957cm" svg:x="1.4cm" svg:y="0.837cm" presentation:class="title">
          <draw:text-box>
            <text:p>builder File Specification</text:p>
          </draw:text-box>
        </draw:frame>
        <draw:frame presentation:style-name="pr7" draw:text-style-name="P13" draw:layer="layout" svg:width="25.199cm" svg:height="15.88cm" svg:x="1.4cm" svg:y="3.556cm" presentation:class="outline" presentation:user-transformed="true">
          <draw:text-box>
            <text:list text:style-name="L2">
              <text:list-item>
                <text:p><text:span text:style-name="T8">The builder input file is a text file that uses </text:span><text:span text:style-name="T8">keyword/value pairs to control the build.</text:span></text:p>
              </text:list-item>
              <text:list-item>
                <text:p><text:span text:style-name="T8">Use one keyword/value pair per line.</text:span></text:p>
              </text:list-item>
              <text:list-item>
                <text:p><text:span text:style-name="T8">Keywords can appear in the file more than once, and </text:span><text:span text:style-name="T8">the last entry is the one that is used.</text:span></text:p>
                <text:list>
                  <text:list-item>
                    <text:p><text:span text:style-name="T4">Note: No error message or warning is issued when </text:span><text:span text:style-name="T4">keyword values are overwritten.</text:span></text:p>
                  </text:list-item>
                </text:list>
              </text:list-item>
              <text:list-item>
                <text:p><text:span text:style-name="T8">The first line of the file must be</text:span></text:p>
              </text:list-item>
            </text:list>
            <text:p text:style-name="P12"><text:span text:style-name="T4">#builder 1.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1.957cm" svg:x="1.4cm" svg:y="0.837cm" presentation:class="title">
          <draw:text-box>
            <text:p>builder File Keyword/Value Pairs</text:p>
          </draw:text-box>
        </draw:frame>
        <draw:frame presentation:style-name="pr8" draw:text-style-name="P16" draw:layer="layout" svg:width="25.199cm" svg:height="17.044cm" svg:x="1.4cm" svg:y="3.364cm" presentation:class="outline" presentation:user-transformed="true">
          <draw:text-box>
            <text:p text:style-name="P14">#builder 1.0</text:p>
            <text:p text:style-name="P14"/>
            <text:p text:style-name="P14">// enable multiple definitions in one file</text:p>
            <text:p text:style-name="P14">// call out the one to build here</text:p>
            <text:p text:style-name="P14">Control</text:p>
            <text:p text:style-name="P14"><text:s text:c="3"/>build=name</text:p>
            <text:p text:style-name="P14"><text:s text:c="3"/>check_limits={true|false}</text:p>
            <text:p text:style-name="P14">EndControl</text:p>
            <text:p text:style-name="P14"/>
            <text:p text:style-name="P14">// The "include=name" option pulls in data from the named case to enable a change from one case to propagate to others.</text:p>
            <text:p text:style-name="P14">// When used, any further data included in the block supersedes the included data.</text:p>
            <text:p text:style-name="P14">// The included data must be in the same file.</text:p>
            <text:p text:style-name="P14"/>
            <text:p text:style-name="P14">RectangularWaveguide</text:p>
            <text:p text:style-name="P14"><text:s text:c="3"/>name=string</text:p>
            <text:p text:style-name="P14"><text:s text:c="3"/>[include=name]</text:p>
            <text:p text:style-name="P14"><text:s text:c="3"/>width=double</text:p>
            <text:p text:style-name="P14"><text:s text:c="3"/>height=double</text:p>
            <text:p text:style-name="P15"><text:s text:c="3"/>material=string</text:p>
            <text:p text:style-name="P14"><text:s text:c="3"/>// set conductor material to "PEC" (without the quotes) for no conductor losses</text:p>
            <text:p text:style-name="P15"><text:s text:c="3"/>default_conductor_material=string <text:s text:c="3"/>// this is optional if all 4 of the materials below are specified</text:p>
            <text:p text:style-name="P14"><text:s text:c="3"/>// material overrides useful for varying surface roughness; can also specify PEC or PMC</text:p>
            <text:p text:style-name="P14"><text:s text:c="3"/>[conductor_material_top=string]</text:p>
            <text:p text:style-name="P14"><text:s text:c="3"/>[conductor_material_bottom=string]</text:p>
            <text:p text:style-name="P14"><text:s text:c="3"/>[conductor_material_left=string]</text:p>
            <text:p text:style-name="P14"><text:s text:c="3"/>[conductor_material_right=string]</text:p>
            <text:p text:style-name="P14">EndRectangularWaveguide</text:p>
            <text:p text:style-name="P14"/>
          </draw:text-box>
        </draw:frame>
        <draw:frame draw:style-name="gr16" draw:text-style-name="P17" draw:layer="layout" svg:width="25.199cm" svg:height="15.217cm" svg:x="1.401cm" svg:y="3.557cm">
          <draw:text-box>
            <text:p/>
          </draw:text-box>
        </draw:frame>
        <draw:frame draw:style-name="gr17" draw:text-style-name="P17" draw:layer="layout" svg:width="25.199cm" svg:height="15.217cm" svg:x="1.401cm" svg:y="3.557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>
        <office:forms form:automatic-focus="false" form:apply-design-mode="false"/>
        <draw:frame presentation:style-name="pr9" draw:text-style-name="P18" draw:layer="layout" svg:width="25.199cm" svg:height="16.111cm" svg:x="1.4cm" svg:y="1.814cm" presentation:class="outline" presentation:user-transformed="true">
          <draw:text-box>
            <text:p text:style-name="P18">// Use Strip to define microstrip and stripline.</text:p>
            <text:p text:style-name="P18">Strip</text:p>
            <text:p text:style-name="P18"><text:s text:c="3"/>name=string</text:p>
            <text:p text:style-name="P18"><text:s text:c="3"/>[include=name]</text:p>
            <text:p text:style-name="P18"><text:s text:c="3"/>use_symmetry={true|false} <text:s text:c="12"/>// faster solve time when true</text:p>
            <text:p text:style-name="P18"><text:s text:c="41"/>// user must divide the impedance result by 2</text:p>
            <text:p text:style-name="P18"><text:s text:c="3"/>default_conductor_material=string <text:s text:c="4"/>// optional if all other materials are specified</text:p>
            <text:p text:style-name="P18"><text:s text:c="3"/>left_side_gap=double <text:s text:c="17"/>// measured from the farthest leftward extension of the trace</text:p>
            <text:p text:style-name="P18"><text:s text:c="3"/>[left_side_material=string] <text:s text:c="10"/>// a material, PEC, or PMC</text:p>
            <text:p text:style-name="P18"><text:s text:c="3"/>right_side_gap=double <text:s text:c="16"/>// measured from the farthest rightward extension of the trace</text:p>
            <text:p text:style-name="P19"><text:s text:c="3"/>[right_side_material=string] <text:s text:c="9"/>// a material, PEC, or PMC</text:p>
            <text:p text:style-name="P18"><text:s text:c="3"/>upper_thickness=double <text:s text:c="15"/>// measured from the top of the lower thickness</text:p>
            <text:p text:style-name="P19"><text:s text:c="3"/>upper_material=string</text:p>
            <text:p text:style-name="P18"><text:s text:c="3"/>[soldermask_thickness=double] <text:s text:c="8"/>// thin soldermasks can cause numerical problems in the solution</text:p>
            <text:p text:style-name="P19"><text:s text:c="3"/>[soldermask_material=string] <text:s text:c="9"/>// required for a non-zero soldermask thickness</text:p>
            <text:p text:style-name="P18"><text:s text:c="3"/>lower_thickness=double</text:p>
            <text:p text:style-name="P19"><text:s text:c="3"/>lower_material=string</text:p>
            <text:p text:style-name="P18"><text:s text:c="3"/>trace_thickness=double</text:p>
            <text:p text:style-name="P18"><text:s text:c="3"/>trace_width=double <text:s text:c="19"/>// width applies at the bottem next to the substrate</text:p>
            <text:p text:style-name="P19"><text:s text:c="3"/>trace_etch_angle=double <text:s text:c="14"/>// degrees; 90 for vertical</text:p>
            <text:p text:style-name="P18"><text:s text:c="3"/>// material overrides useful for varying surface roughness or applying symmetry</text:p>
            <text:p text:style-name="P18"><text:s text:c="3"/>[trace_material_bottom=string]</text:p>
            <text:p text:style-name="P18"><text:s text:c="3"/>[trace_material_top=string]</text:p>
            <text:p text:style-name="P18"><text:s text:c="3"/>[trace_material_sides=string]</text:p>
            <text:p text:style-name="P18"><text:s text:c="3"/>[upper_groundplane_material=string] <text:s text:c="2"/>// planes and sides can also specify PEC or PMC to create</text:p>
            <text:p text:style-name="P18"><text:s text:c="41"/>// symmetric coupled lines</text:p>
            <text:p text:style-name="P18"><text:s text:c="3"/>[lower_groundplane_material=string]</text:p>
            <text:p text:style-name="P18">EndStrip</text:p>
            <text:p text:style-name="P18"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>
        <office:forms form:automatic-focus="false" form:apply-design-mode="false"/>
        <draw:frame presentation:style-name="pr9" draw:text-style-name="P18" draw:layer="layout" svg:width="25.199cm" svg:height="16.111cm" svg:x="1.4cm" svg:y="1.814cm" presentation:class="outline" presentation:user-transformed="true">
          <draw:text-box>
            <text:p text:style-name="P20">// Use CoupledStrip to define symmetric and asymmetric microstrip and stripline pairs.</text:p>
            <text:p text:style-name="P18">CoupledStrip</text:p>
            <text:p text:style-name="P18"><text:s text:c="3"/>name=string</text:p>
            <text:p text:style-name="P18"><text:s text:c="3"/>[include=name]</text:p>
            <text:p text:style-name="P18"><text:s text:c="3"/>default_conductor_material=string <text:s text:c="4"/>// optional if all other materials are specified</text:p>
            <text:p text:style-name="P18"><text:s text:c="3"/>left_side_gap=double <text:s text:c="17"/>// measured from the farthest leftward extension of the trace</text:p>
            <text:p text:style-name="P18"><text:s text:c="3"/>[left_side_material=string] <text:s text:c="10"/>// a material, PEC, or PMC</text:p>
            <text:p text:style-name="P18"><text:s text:c="3"/>right_side_gap=double <text:s text:c="16"/>// measured from the farthest rightward extension of the trace</text:p>
            <text:p text:style-name="P19"><text:s text:c="3"/>[right_side_material=string] <text:s text:c="9"/>// a material, PEC, or PMC</text:p>
            <text:p text:style-name="P18"><text:s text:c="3"/>upper_thickness=double <text:s text:c="15"/>// measured from the top of the lower thickness</text:p>
            <text:p text:style-name="P19"><text:s text:c="3"/>upper_material=string</text:p>
            <text:p text:style-name="P18"><text:s text:c="3"/>[soldermask_thickness=double] <text:s text:c="8"/>// thin soldermasks can cause numerical problems in the solution</text:p>
            <text:p text:style-name="P19"><text:s text:c="3"/>[soldermask_material=string] <text:s text:c="9"/>// required for a non-zero soldermask thickness</text:p>
            <text:p text:style-name="P18"><text:s text:c="3"/>lower_thickness=double</text:p>
            <text:p text:style-name="P19"><text:s text:c="3"/>lower_material=string</text:p>
            <text:p text:style-name="P18"><text:s text:c="3"/>trace_left_width=double <text:s text:c="14"/>// width applies at the bottem next to the substrate</text:p>
            <text:p text:style-name="P18"><text:s text:c="3"/>trace_right_width=double <text:s text:c="13"/>// width applies at the bottem next to the substrate</text:p>
            <text:p text:style-name="P18"><text:s text:c="41"/>// set to 0 to force trace_right_width=trace_left_width for symmetric pair</text:p>
            <text:p text:style-name="P18"><text:s text:c="3"/>trace_thickness=double</text:p>
            <text:p text:style-name="P18"><text:s text:c="3"/>trace_air_gap=double <text:s text:c="17"/>// measured from from edge-to-edge at the bottom next to the substrate</text:p>
            <text:p text:style-name="P19"><text:s text:c="3"/>trace_etch_angle=double <text:s text:c="14"/>// degrees; 90 for vertical</text:p>
            <text:p text:style-name="P18"><text:s text:c="3"/>// material overrides useful for varying surface roughness or applying symmetry</text:p>
            <text:p text:style-name="P18"><text:s text:c="3"/>[trace_material_bottom=string]</text:p>
            <text:p text:style-name="P18"><text:s text:c="3"/>[trace_material_top=string]</text:p>
            <text:p text:style-name="P18"><text:s text:c="3"/>[trace_material_sides=string]</text:p>
            <text:p text:style-name="P18"><text:s text:c="3"/>[upper_groundplane_material=string] <text:s text:c="2"/>// planes and sides can also specify PEC or PMC to create </text:p>
            <text:p text:style-name="P18"><text:s text:c="41"/>// symmetric coupled lines</text:p>
            <text:p text:style-name="P18"><text:s text:c="3"/>[lower_groundplane_material=string]</text:p>
            <text:p text:style-name="P18">EndCoupledStrip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30" draw:display-name="Transparency 30" draw:style="linear" draw:start="10%" draw:end="5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stroke-linejoin="miter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7" draw:fill-hatch-name="Hatch_20_1" draw:fill-image-name="Bitmape_20_1" draw:opacity="0%" draw:fill-image-width="0cm" draw:fill-image-height="0cm" draw:shadow-offset-x="0.203cm" draw:shadow-offset-y="0.203cm" draw:shadow-opacity="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000000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000000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000000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000000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fill-color="#999966" draw:opacity="100%" draw:opacity-name="Transparency_20_30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outline1">
      <style:graphic-properties draw:auto-grow-height="false" fo:min-height="13.86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draw:auto-grow-width="true" fo:min-height="1.449cm" fo:min-width="9.176cm"/>
    </style:style>
    <style:style style:name="Mpr8" style:family="presentation" style:parent-style-name="Default_20_1-backgroundobjects">
      <style:graphic-properties svg:stroke-color="#000000" draw:fill="none" draw:textarea-vertical-align="middle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6pt" style:font-size-asian="16pt" style:font-size-complex="16pt"/>
    </style:style>
    <style:style style:name="MP6" style:family="paragraph">
      <style:paragraph-properties fo:text-align="end"/>
      <style:text-properties fo:font-size="11pt" style:font-size-asian="14pt" style:font-size-complex="14pt"/>
    </style:style>
    <style:style style:name="MP7" style:family="paragraph">
      <style:paragraph-properties fo:text-align="center"/>
      <style:text-properties fo:color="#000000"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1pt" style:font-size-asian="13pt" style:font-size-complex="13pt"/>
    </style:style>
    <style:style style:name="MT3" style:family="text">
      <style:text-properties fo:font-size="11pt" style:font-size-asian="14pt" style:font-size-complex="14pt"/>
    </style:style>
    <style:style style:name="MT4" style:family="text">
      <style:text-properties fo:color="#000000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rect draw:style-name="Mgr3" draw:text-style-name="MP3" draw:layer="backgroundobjects" svg:width="28cm" svg:height="21cm" svg:x="0cm" svg:y="0cm">
        <text:p/>
      </draw:rect>
      <draw:frame presentation:style-name="Default-title" draw:layer="backgroundobjects" svg:width="25.199cm" svg:height="1.957cm" svg:x="1.4cm" svg:y="0.837cm" presentation:class="title" presentation:placeholder="true">
        <draw:text-box/>
      </draw:frame>
      <draw:frame presentation:style-name="Default-outline1" draw:layer="backgroundobjects" svg:width="25.199cm" svg:height="15.217cm" svg:x="1.4cm" svg:y="3.55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176cm" svg:height="1.448cm" svg:x="9.426cm" svg:y="19.131cm" presentation:class="footer">
        <draw:text-box>
          <text:p text:style-name="MP4"><text:span text:style-name="MT1"><presentation:footer/></text:span></text:p>
        </draw:text-box>
      </draw:frame>
      <draw:line presentation:style-name="Mpr2" draw:text-style-name="MP3" draw:layer="backgroundobjects" svg:x1="9.144cm" svg:y1="20.32cm" svg:x2="0cm" svg:y2="20.32cm">
        <text:p/>
      </draw:line>
      <draw:line presentation:style-name="Mpr2" draw:text-style-name="MP3" draw:layer="backgroundobjects" svg:x1="28cm" svg:y1="20.32cm" svg:x2="18.856cm" svg:y2="20.32cm">
        <text:p/>
      </draw:line>
      <draw:line presentation:style-name="Mpr2" draw:text-style-name="MP3" draw:layer="backgroundobjects" svg:x1="0cm" svg:y1="2.794cm" svg:x2="28cm" svg:y2="2.794cm">
        <text:p/>
      </draw:line>
      <draw:line presentation:style-name="Mpr2" draw:text-style-name="MP3" draw:layer="backgroundobjects" svg:x1="0.027cm" svg:y1="0.815cm" svg:x2="28.027cm" svg:y2="0.815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1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rect draw:style-name="Mgr3" draw:text-style-name="MP3" draw:layer="backgroundobjects" svg:width="28cm" svg:height="21cm" svg:x="0cm" svg:y="0cm">
        <text:p/>
      </draw:rect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Mpr5" draw:layer="backgroundobjects" svg:width="25.199cm" svg:height="13.859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9.176cm" svg:height="1.448cm" svg:x="9.425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9.176cm" svg:height="1.448cm" svg:x="9.458cm" svg:y="19.131cm">
        <draw:text-box>
          <text:p text:style-name="MP3"><text:span text:style-name="MT4"/></text:p>
          <text:p text:style-name="MP3"><text:span text:style-name="MT4"/></text:p>
          <text:p text:style-name="MP3"><text:span text:style-name="MT4"/></text:p>
        </draw:text-box>
      </draw:frame>
      <draw:line presentation:style-name="Mpr8" draw:text-style-name="MP3" draw:layer="backgroundobjects" svg:x1="9.144cm" svg:y1="20.32cm" svg:x2="0cm" svg:y2="20.32cm">
        <text:p/>
      </draw:line>
      <draw:line presentation:style-name="Mpr8" draw:text-style-name="MP3" draw:layer="backgroundobjects" svg:x1="28cm" svg:y1="20.32cm" svg:x2="18.856cm" svg:y2="20.32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6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Young</meta:initial-creator>
    <meta:creation-date>2022-07-14T16:26:45</meta:creation-date>
    <meta:editing-duration>P1DT2H1M30S</meta:editing-duration>
    <meta:editing-cycles>134</meta:editing-cycles>
    <dc:date>2022-08-22T12:45:46</dc:date>
    <dc:creator>Brian Young</dc:creator>
    <meta:generator>OpenOffice/4.1.11$Unix OpenOffice.org_project/4112m1$Build-9809</meta:generator>
    <meta:document-statistic meta:object-count="202"/>
  </office:meta>
</office:document-meta>
</file>